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style="italic" style:font-style-asian="italic"/>
    </style:style>
    <style:style style:name="T3" style:parent-style-name="DefaultParagraphFont" style:family="text">
      <style:text-properties fo:font-style="italic" style:font-style-asian="italic"/>
    </style:style>
    <style:style style:name="T4" style:parent-style-name="DefaultParagraphFont" style:family="text">
      <style:text-properties fo:font-style="italic" style:font-style-asian="italic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tx" style:family="paragraph">
      <style:paragraph-properties fo:keep-with-next="always"/>
    </style:style>
    <style:style style:name="P7" style:parent-style-name="DefBody" style:family="paragraph">
      <style:paragraph-properties fo:margin-left="0.25in">
        <style:tab-stops/>
      </style:paragraph-properties>
    </style:style>
    <style:style style:name="T8" style:parent-style-name="DefaultParagraphFont" style:family="text">
      <style:text-properties text:display="none"/>
    </style:style>
    <style:style style:name="T9" style:parent-style-name="DefaultParagraphFont" style:family="text">
      <style:text-properties text:display="none"/>
    </style:style>
    <style:style style:name="T10" style:parent-style-name="DefaultParagraphFont" style:family="text">
      <style:text-properties text:display="none"/>
    </style:style>
    <style:style style:name="T11" style:parent-style-name="DefaultParagraphFont" style:family="text">
      <style:text-properties text:display="none"/>
    </style:style>
    <style:style style:name="T12" style:parent-style-name="DefaultParagraphFont" style:family="text">
      <style:text-properties text:display="none"/>
    </style:style>
    <style:style style:name="T13" style:parent-style-name="DefaultParagraphFont" style:family="text">
      <style:text-properties text:display="none"/>
    </style:style>
    <style:style style:name="T14" style:parent-style-name="DefaultParagraphFont" style:family="text">
      <style:text-properties text:display="none"/>
    </style:style>
    <style:style style:name="T15" style:parent-style-name="DefaultParagraphFont" style:family="text">
      <style:text-properties text:display="none"/>
    </style:style>
    <style:style style:name="T16" style:parent-style-name="DefaultParagraphFont" style:family="text">
      <style:text-properties text:display="none"/>
    </style:style>
    <style:style style:name="T17" style:parent-style-name="DefaultParagraphFont" style:family="text">
      <style:text-properties text:display="none"/>
    </style:style>
    <style:style style:name="T18" style:parent-style-name="DefaultParagraphFont" style:family="text">
      <style:text-properties text:display="none"/>
    </style:style>
    <style:style style:name="T19" style:parent-style-name="DefaultParagraphFont" style:family="text">
      <style:text-properties text:display="none"/>
    </style:style>
    <style:style style:name="T20" style:parent-style-name="DefaultParagraphFont" style:family="text">
      <style:text-properties text:display="none"/>
    </style:style>
    <style:style style:name="T21" style:parent-style-name="DefaultParagraphFont" style:family="text">
      <style:text-properties text:display="none"/>
    </style:style>
  </office:automatic-styles>
  <office:body>
    <office:text text:use-soft-page-breaks="true">
      <text:h text:style-name="P1" text:outline-level="1"/>
      <text:p text:style-name="ch2">Chapter 5</text:p>
      <text:h text:style-name="Heading1" text:outline-level="1">File Input and Output</text:h>
      <text:h text:style-name="Heading2" text:outline-level="2">Introduction</text:h>
      <text:p text:style-name="tx"><text:alphabetical-index-mark text:string-value="File Input/Output, 5-"/>HForth supports UNIX-like<text:s/><text:span text:style-name="T2">File I/O</text:span>. <text:s/>Filenames can include<text:s/><text:span text:style-name="T3">logical volume names</text:span><text:s/>which will be expanded to<text:s/><text:span text:style-name="T4">full pathname</text:span>s. <text:s/>See the introductory chapter of this manual for more information on<text:s/><text:span text:style-name="T5">ASSIGN</text:span>. <text:s/>The file I/O words are divided into Host Independant and Mac Specific words.</text:p>
      <text:h text:style-name="Heading2" text:outline-level="2">File I/O Tutorial</text:h>
      <text:p text:style-name="tx">When entering this tutorial be sure to enter it exactly as written, especially when reading files.. <text:s/>Otherwise you could overwrite memory causing a harmless but annoying crash.</text:p>
      <text:h text:style-name="Heading3" text:outline-level="3">Creating a Text File <text:s text:c="3"/></text:h>
      <text:p text:style-name="tx"><text:alphabetical-index-mark text:string-value="File creation, 8-"/>Let's create a new file. <text:s/>We can store some text in the file then read it back out. <text:s/>If we just use a filename without a volume name, the file will be created in the same folder as HMSL.<text:s text:c="2"/>Enter: <text:s/></text:p>
      <text:p text:style-name="Forth">VARIABLE MYFILE<text:s/></text:p>
      <text:p text:style-name="Forth">NEW FOPEN<text:s/>FILE1 .S<text:s/></text:p>
      <text:p text:style-name="Forth">MYFILE !<text:s/></text:p>
      <text:p text:style-name="tx">We just created a NEW file<text:s/>called "FILE1". <text:s/>The number that was returned by FOPEN is a pointer to a special structure that we can use to access that file. <text:s/>We don't have to worry about what is in that structure. <text:s/>Just consider it as a unique identifier for that file. <text:s/>We can have multiple files open and refer to each of them by their file pointer. We saved the file pointer in a variable called MYFILE because we will need it later. <text:s text:c="2"/></text:p>
      <text:p text:style-name="tx">It is possible that your<text:s/>disk was full. If so, FOPEN would have returned a ZERO for a file pointer. <text:s/>It is important to check to make sure that the file pointer is not ZERO before proceeding. <text:s/>That is why we used .S to show the pointer. <text:s/>If you got a zero from FOPEN, try again using a<text:s/>blank<text:s/>formatted disk<text:s/>named TEST and use a filename of TEST:FILE1. <text:s text:c="2"/></text:p>
      <text:p text:style-name="tx">Now let's write to the file. <text:s/>Enter: <text:s/></text:p>
      <text:p text:style-name="Forth">MYFILE @ <text:s/>( get the file pointer )<text:s/></text:p>
      <text:p text:style-name="Forth"><text:s/>" Important Information" COUNT .S<text:s/></text:p>
      <text:p text:style-name="Forth">FWRITE .</text:p>
      <text:p text:style-name="tx">FWRITE expects a file pointer followed by an address and count. <text:s/>It writes the string to the file and then returns the number of characters written. If there is an error, it will return a -1. <text:s text:c="2"/></text:p>
      <text:p text:style-name="tx">If we are going to write more lines to the file, we should separate them with and "End Of Line" character. <text:s/>EOL is a constant equal to the character used to separate lines in a file. <text:s/>On the Amiga, this is an ASCII<text:s/>Linefeed. <text:s/>If we write again to the file, the new data will go right after the previous data. <text:s/>This is because file I/O uses an imaginary cursor that points into the file. This type of I/O is called "sequential I/O" because bytes are read or written one after the other in sequence. <text:s/>Enter: <text:s/></text:p>
      <text:p text:style-name="Forth">MYFILE @ <text:s/>EOL <text:s/>FEMIT</text:p>
      <text:p text:style-name="tx">FEMIT is a handy word that uses FWRITE to write a single character to a file. <text:s/>We can now write another line to the file. <text:s text:c="2"/></text:p>
      <text:p text:style-name="Forth">MYFILE @ <text:s/>" COST = 23" <text:s/>COUNT <text:s/>FWRITE .</text:p>
      <text:p text:style-name="Forth">MYFILE @ <text:s/>EOL <text:s/>FEMIT<text:s/></text:p>
      <text:soft-page-break/>
      <text:p text:style-name="tx">When we are finished with a file we should close it. Enter: <text:s/></text:p>
      <text:p text:style-name="Forth">MYFILE @ <text:s/>FCLOSE</text:p>
      <text:p text:style-name="tx">We have now opened a file, written data to it, and closed it. <text:s/>We can see the result of our work by<text:s/>opening the file in the text editor,<text:s/>or<text:s/>by<text:s/>entering:</text:p>
      <text:p text:style-name="Forth">TYPEFILE FILE1</text:p>
      <text:h text:style-name="Heading3" text:outline-level="3">Reading a Text File <text:s text:c="3"/></text:h>
      <text:p text:style-name="tx">Now let's open that file, and read what we wrote. <text:s/>Enter: <text:s/></text:p>
      <text:p text:style-name="Forth">FOPEN<text:s/>FILE1 .S<text:s/></text:p>
      <text:p text:style-name="Forth">MYFILE !<text:s/></text:p>
      <text:p text:style-name="tx">We don't need to say NEW because we are opening an existing file. <text:s/>Now let's read the first 8 characters from the file. Enter: <text:s/></text:p>
      <text:p text:style-name="Forth">PAD 200 ERASE <text:s/>( clear PAD )<text:s/></text:p>
      <text:p text:style-name="Forth">MYFILE @ <text:s/>PAD 8 <text:s/>FREAD . <text:s/></text:p>
      <text:p text:style-name="Forth">PAD 8 TYPE<text:s/></text:p>
      <text:p text:style-name="tx">We should see the number 8 printed after the FREAD which is the number of characters read. <text:s/>The data was stored at PAD which we saw using TYPE . Let's now read the rest of the file. <text:s/>Reading a file uses a cursor just like when writing. <text:s/>We are now positioned after the 8th character and can read from that point. <text:s/>Enter: <text:s/></text:p>
      <text:p text:style-name="Forth">MYFILE @ <text:s/>PAD 100 FREAD . <text:s/></text:p>
      <text:p text:style-name="tx">Notice that the number printed was less than 100. <text:s/>The number reflects the actual number of bytes read. <text:s/>Since we reached the end of the file, we got fewer bytes than we asked for. <text:s/>This is one way to tell when you reach the end of a file. <text:s/>We can look at our data by entering: <text:s/></text:p>
      <text:p text:style-name="Forth">PAD 30 DUMP<text:s/></text:p>
      <text:p text:style-name="tx">Now let's close our file. Enter: <text:s/></text:p>
      <text:p text:style-name="Forth">MYFILE @ <text:s/>FCLOSE<text:s/></text:p>
      <text:h text:style-name="Heading3" text:outline-level="3">Using Binary Data Files<text:s text:c="4"/></text:h>
      <text:p text:style-name="tx"><text:alphabetical-index-mark text:string-value="Binary files, 8-"/>We can also use files to store numbers in the form of binary data. <text:s/>In fact, anything in memory, arrays, structures, parts of the dictionary, whatever, can be written to a file using FWRITE. <text:s/>Let's create an array of numbers then store them in a file. <text:s/>We should put a count of how many numbers there are at the beginning of the file so we know how to read it later. <text:s/>First let's make an array of data to use. <text:s/>Enter: <text:s/></text:p>
      <text:p text:style-name="Forth">CREATE MYDATA 123 , <text:s/>2931 , <text:s/>7 , 99712 , <text:s/>49 ,<text:s/></text:p>
      <text:p text:style-name="Forth">VARIABLE NUM-ITEMS<text:s/></text:p>
      <text:p text:style-name="Forth">5 NUM-ITEMS !<text:s/></text:p>
      <text:p text:style-name="tx">Now let's make a file to store this data in. Enter: <text:s/></text:p>
      <text:p text:style-name="Forth">NEW <text:s/>FOPEN <text:s/>BDATA .S<text:s/></text:p>
      <text:p text:style-name="Forth">MYFILE !<text:s/></text:p>
      <text:p text:style-name="tx">At the beginning of the file we should store the number of 4 byte data cells that will follow. <text:s/>This will help us later when we want to read the file. Enter: <text:s/></text:p>
      <text:p text:style-name="Forth">MYFILE @ <text:s/>NUM-ITEMS <text:s/>4 <text:s/>FWRITE . <text:s/></text:p>
      <text:p text:style-name="tx">This wrote the 4 bytes at the address NUM-ITEMS to the beginning of the file. <text:s/>In other words, we just wrote the contents of the variable NUM-ITEMS to the file. <text:s/>Now let's write the data. <text:s text:c="2"/></text:p>
      <text:p text:style-name="Forth">MYFILE @ <text:s/>MYDATA <text:s/>NUM-ITEMS @ CELLS <text:s/>.S<text:s/></text:p>
      <text:p text:style-name="Forth">FWRITE . <text:s/></text:p>
      <text:p text:style-name="tx">Each number in MYDATA occupies 4 bytes or 1 cell. By calling CELLS we calculate how many bytes the table of numbers occupies. <text:s text:c="2"/></text:p>
      <text:p text:style-name="tx">Rather than close the file and reopen it, let's just reposition ourselves to the beginning and start reading. <text:s/>The word FSEEK will move our cursor to anyplace in the file. <text:s/>We can move to a location relative to our current position, or relative to the beginning or end. <text:s/>Let's move to the beginning of the file. <text:s text:c="2"/></text:p>
      <text:p text:style-name="Forth">MYFILE @ <text:s/>0 <text:s/>OFFSET_BEGINNING FSEEK .</text:p>
      <text:p text:style-name="tx">The number printed was our old position in the file. <text:s/>(You can move zero bytes relative to your current position to find out where you are!) We can now read the number of data items in the file. Enter: <text:s/></text:p>
      <text:p text:style-name="Forth">0 NUM-ITEMS !</text:p>
      <text:p text:style-name="Forth">NUM-ITEMS ?</text:p>
      <text:p text:style-name="Forth">MYFILE @ <text:s/>NUM-ITEMS 4 FREAD .</text:p>
      <text:p text:style-name="Forth">NUM-ITEMS ?</text:p>
      <text:p text:style-name="tx">NUM-ITEMS now contains the number of data items in the file. <text:s/>Let’s<text:s/>read the data. Enter: <text:s/></text:p>
      <text:p text:style-name="Forth">MYFILE @ <text:s/>PAD <text:s/>NUM-ITEMS @ CELLS FREAD . <text:s/></text:p>
      <text:p text:style-name="Forth">PAD @ . <text:s/>( print 123 )<text:s/></text:p>
      <text:p text:style-name="Forth">PAD 8 + @ . <text:s/>( print 7 )<text:s/></text:p>
      <text:p text:style-name="tx">The data is now stored on the PAD. <text:s text:c="2"/></text:p>
      <text:p text:style-name="tx">Sometimes, a data file can be so big that we don't want to load the whole thing into memory. <text:s/>You can write a word that will read randomly from a given position in a file. <text:s/>This word will check for errors when seeking. FSEEK will return a -1 if you have an error. <text:s/>A common error<text:s/>is tryin<text:s/>to go outside the bounds of the file. <text:s/>You may want to enter this example in a file for future use. Enter: <text:s/></text:p>
      <text:p text:style-name="Forth">: GRABDATA <text:s/>( item# -- item , read an item )<text:s/></text:p>
      <text:p text:style-name="Forth">\ Calculate offset, skipping count at beginning. <text:s/></text:p>
      <text:p text:style-name="Forth"><text:s text:c="4"/>CELLS CELL+<text:s/></text:p>
      <text:p text:style-name="Forth">\ Position cursor in file. <text:s/></text:p>
      <text:p text:style-name="Forth"><text:s text:c="4"/>MYFILE @ <text:s/>SWAP OFFSET_BEGINNING <text:s/>FSEEK<text:s/></text:p>
      <text:p text:style-name="Forth"><text:s text:c="4"/>0&lt; <text:s/>ABORT" <text:s/>File Seek Failed!"<text:s/></text:p>
      <text:p text:style-name="Forth">\ Read the number. <text:s/></text:p>
      <text:p text:style-name="Forth"><text:s text:c="4"/>MYFILE @ <text:s/>PAD 4 FREAD</text:p>
      <text:p text:style-name="Forth"><text:s text:c="4"/>4 = NOT ABORT" File Read Failed!"<text:s/></text:p>
      <text:p text:style-name="Forth"><text:s text:c="4"/>PAD @ <text:s/></text:p>
      <text:p text:style-name="Forth">;<text:s/></text:p>
      <text:p text:style-name="Forth">0 GRABDATA . <text:s/>( print 123 , the first item is # 0 )</text:p>
      <text:p text:style-name="Forth">3 GRABDATA . <text:s/>( print 99712 )</text:p>
      <text:p text:style-name="Forth">70 GRABDATA . <text:s/>( should report failure )</text:p>
      <text:p text:style-name="P6">Now close the file. Enter: <text:s/></text:p>
      <text:p text:style-name="Forth">MYFILE @ <text:s/>FCLOSE<text:s/></text:p>
      <text:p text:style-name="tx">This demonstrated the use of a simple binary data file. <text:s/>Very complex files, like the IFF files can also be accessed with these techniques.<text:s/><text:s text:c="3"/></text:p>
      <text:h text:style-name="Heading3" text:outline-level="3">Host Independant Words</text:h>
      <text:p text:style-name="tx">These words will work on the both Amiga and Macintosh versions of HMSL. <text:s/>Code written using these words will work without modification on both machines. <text:s/>The only difference is that filenames on the Amiga, and most other machines, use '/' as a separator while the Macintosh uses ':'s. <text:s/>If you want filenames to be host independant, use logical volume names (see ASSIGN). <text:s/>Names like "HWORK:MY-DATA" will work the same on both machines.</text:p>
      <text:p text:style-name="DefStart">$FOPEN <text:s text:c="3"/>( $filename <text:s/>-- refnum | 0 , open a file )</text:p>
      <text:p text:style-name="DefBody">Attempt to open a file. <text:s/>The filename is passed on the stack as a string. Return a refnum if successful. <text:s/>Otherwise return a NULL or 0.</text:p>
      <text:p text:style-name="DefStart"><text:alphabetical-index-mark text:string-value="FILEWORD, 8-"/>FILEWORD ( &lt;filename&gt; -- $addr , parse file name from input )</text:p>
      <text:p text:style-name="P7">If you have a file that has spaces in the name, then you cannot use WORD to get the filename because it will only get the first word up to the space. <text:s/>FILEWORD will check to see if the first letter of a filename is a ", if so it will parse up to the next " for the end of the name. <text:s/>This name can then be passed to words that use $FOPEN.</text:p>
      <text:p text:style-name="DefCode">: TESTF <text:s/>( -- ) FILEWORD COUNT TYPE ;</text:p>
      <text:p text:style-name="DefCode">TESTF <text:s/>mydata</text:p>
      <text:p text:style-name="DefCode">TESTF "name with spaces" <text:s/>( this will work!)</text:p>
      <text:p text:style-name="DefStart"><text:alphabetical-index-mark text:string-value="FOPEN, 5-"/>FOPEN <text:s text:c="3"/>( &lt;filename&gt; <text:s/>-- refnum | 0 , open a file )</text:p>
      <text:p text:style-name="DefBody">Attempt to open a file. <text:s/>The filename follows FOPEN (this is the difference between this word and $FOPEN). Return a refnum if successful. <text:s/>Otherwise return a NULL or 0.</text:p>
      <text:p text:style-name="DefStart">FEMIT <text:s/>( refnum <text:s/>char <text:s/>-- , emit character to file )</text:p>
      <text:p text:style-name="DefBody">This will<text:s/>send a single character to the file. <text:s/>If it fails, it will abort.</text:p>
      <text:p text:style-name="DefStart">FKEY <text:s/>( refnum <text:s/>-- char , read character to file )</text:p>
      <text:p text:style-name="DefBody">This will read a single character from the file. <text:s/>If it fails, it will abort.</text:p>
      <text:p text:style-name="DefStart">FREAD <text:s text:c="2"/>( refnum <text:s/>addr num_bytes -- bytes_read <text:s/>)</text:p>
      <text:p text:style-name="DefBody">Read bytes from the file starting at the current position to the address given. <text:s/>Return the actual number of bytes read. <text:s/>If you hit the end of file, you will read fewer bytes then requested. <text:s/>The current file position will be left after the last byte read.</text:p>
      <text:p text:style-name="DefStart">FWRITE <text:s/>( refnum addr num_bytes -- bytes_written <text:s/>)</text:p>
      <text:p text:style-name="DefBody">Write bytes from the address given.to the file starting at the current position. <text:s/>Return the actual number of bytes written. <text:s/>If you run out of disk space, you will write fewer bytes then requested. <text:s/>The current file position will be left after the last byte written.</text:p>
      <text:p text:style-name="DefStart">FSEEK <text:s/>( refnum offset mode -- old_position )</text:p>
      <text:p text:style-name="DefBody">Change the current position of the file. <text:s/>Three modes are allowed. <text:s/>They are defined as constants for use with FSEEK:</text:p>
      <text:p text:style-name="DefCode">OFFSET_BEGINNING <text:s/>( -- n , offset from beginning of file)</text:p>
      <text:p text:style-name="DefCode">OFFSET_CURRENT <text:s/>( -- n , relative to current position )</text:p>
      <text:p text:style-name="DefCode">OFFSET_END <text:s/>( -- n , negative offset from end of file)</text:p>
      <text:p text:style-name="DefBody">A value of zero will either put you at the beginning of the file, have no effect, or move you to the end of a file for each of these modes.</text:p>
      <text:p text:style-name="DefStart">FCLOSE <text:s/>( refnum -- , close file opened with FOPEN )</text:p>
      <text:p text:style-name="DefStart">NEW ( -- , set flag so that next FOPEN will create a file )</text:p>
      <text:p text:style-name="DefBody"/>
      <text:h text:style-name="Heading2" text:outline-level="2">Macintosh Specific Words</text:h>
      <text:p text:style-name="tx">The Macintosh has a file system that is unlike that on other computers. <text:s/>For example,<text:s/>many Macintosh file functions require a "Volume Reference Number". <text:s/>These words support features, and address problems, that only exist on the Macintosh. <text:s/>These words will not work with HMSL on other machines.</text:p>
      <text:p text:style-name="DefStart"><text:alphabetical-index-mark text:string-value="$ASSIGN, 5-"/>$ASSIGN <text:s/>( $logical-name <text:s/>$real-name -- , see ASSIGN )</text:p>
      <text:p text:style-name="DefBody">This allows you to set a logical name when the real name has a blank character in it. <text:s/>The names must be in a colon definition. <text:s/>For example:</text:p>
      <text:p text:style-name="Forth">: DO.ASSIGN</text:p>
      <text:p text:style-name="Forth"><text:tab/>" music:" " Hard Disk:Music Tools" $assign ;</text:p>
      <text:p text:style-name="DefBody">ASSIGN on the Amiga is part of<text:s/>the operating system.</text:p>
      <text:p text:style-name="DefStart"><text:span text:style-name="T8">.VR, 5-;</text:span><text:alphabetical-index-mark text:string-value="$FCREATE.VR, 5-"/>$FCREATE.VR <text:s/>( $filename vRefNum -- error | 0 )</text:p>
      <text:p text:style-name="DefStart"><text:span text:style-name="T9">.VR, 5-;</text:span><text:alphabetical-index-mark text:string-value="$FOPEN.VR, 5-"/>$FOPEN.VR <text:s/>( $filename vrefnum -- fileid | 0 )</text:p>
      <text:p text:style-name="DefBody">Similar to $FOPEN except this allows the specification of a volume reference number.</text:p>
      <text:p text:style-name="DefStart"><text:alphabetical-index-mark text:string-value="ASSIGN, 5-"/>ASSIGN <text:s/>( &lt;logical-name&gt; &lt;real-name&gt; -- )</text:p>
      <text:p text:style-name="DefBody"><text:alphabetical-index-mark text:string-value="Volume names, ASSIGN, 5-"/>The word allows you to assign "nick names" to folders on the Macintosh. <text:s/>This can save typing. <text:s/>It also allows you to move files or change the names of folders with having to change all the<text:s/>code that refers to that folder. <text:s/>Just change the assignment. <text:s/>As an example, suppose you kept all the files for a piece you are working on in a folder called "77MHD:MUSIC:HMSL:PROJECT1". <text:s/>You could assign a short name to this folder by entering:</text:p>
      <text:p text:style-name="Forth">ASSIGN <text:s/>P1: 77MHD:MUSIC:HMSL:PROJECT1</text:p>
      <text:p text:style-name="DefBody">You could then refer to a file called TUNINGS in that folder as:</text:p>
      <text:p text:style-name="Forth"><text:s/>P1:TUNINGS.</text:p>
      <text:p text:style-name="DefBody">This would be equivalent to typing:</text:p>
      <text:p text:style-name="Forth"><text:s/>77MHD:MUSIC:HMSL:PROJECT1:TUNINGS</text:p>
      <text:p text:style-name="tx">See the introductory chapter and the Glossary for more information.</text:p>
      <text:p text:style-name="DefStart">ASSIGNS? <text:s/>( -- , print current assignments )</text:p>
      <text:p text:style-name="DefStart"><text:span text:style-name="T10">.FILENAME, 5-;</text:span><text:alphabetical-index-mark text:string-value="EXPAND.FILENAME, 5-"/>EXPAND.FILENAME <text:s/>( $logical-name -- $full-name )</text:p>
      <text:p text:style-name="DefBody">Convert a filename. <text:s/>For example:</text:p>
      <text:p text:style-name="DefBody">" HP:XFORMS" <text:s/>EXPAND.FILENAME <text:s/>$TYPE</text:p>
      <text:p text:style-name="DefStart"><text:alphabetical-index-mark text:string-value="CD, 5-"/>CD <text:s/>( &lt;volume-name&gt; -- , change directory )</text:p>
      <text:p text:style-name="DefBody"><text:alphabetical-index-mark text:string-value="Directory, CD, 5-"/>Change the default directory(folder).<text:s/>Similar to the CD command in UNIX.<text:s text:c="2"/>Calls SetVol.<text:s text:c="2"/>For example:</text:p>
      <text:p text:style-name="DefCode">INCLUDE HP:SPLORP</text:p>
      <text:p text:style-name="DefBody">--or--</text:p>
      <text:p text:style-name="DefCode">CD HP:</text:p>
      <text:p text:style-name="DefCode">INCLUDE SPLORP</text:p>
      <text:p text:style-name="DefStart"><text:alphabetical-index-mark text:string-value="FERROR, 5-"/>FERROR <text:s/>( -- var-addr , variable containing errors )</text:p>
      <text:p text:style-name="DefBody">After performing a file operation, this variable will be set to the result code. <text:s/>Use REPORT.MAC.ERROR to interpret the number.</text:p>
      <text:p text:style-name="DefStart"><text:alphabetical-index-mark text:string-value="FEXPECT, 5-"/>FEXPECT <text:s/>( addr max -- )</text:p>
      <text:p text:style-name="DefBody">Similar to EXPECT but it reads a line from a file whose FILEID is in a variable called FSOURCE.</text:p>
      <text:p text:style-name="DefStart"><text:alphabetical-index-mark text:string-value="FFLUSH, 5-"/>FFLUSH <text:s/>( fileid -- )</text:p>
      <text:p text:style-name="DefBody">WARNING!!! The Macintosh does not really write everything to the disk when you use FWRITE or FCLOSE! <text:s/>It stores some of the information in a buffer then writes it all to disk when you finally eject it or when the buffer is full. <text:s/>The Mac does this in an attempt to speed up file I/O. <text:s/>Unfortunately, however, if you crash before ejecting the disk the information can be lost! <text:s/>Sometimes the entire disk can be lost. <text:s/>Fun huh? <text:s/>This word allows you to flush the file so that it is all on disk.<text:s/><text:s/>After closing the file you will probably want to call this word, and FLUSHVOL.<text:s/></text:p>
      <text:p text:style-name="DefStart"><text:alphabetical-index-mark text:string-value="FDELETE, 5-"/>FDELETE <text:s/>( $filename <text:s/>vRefNum -- result )</text:p>
      <text:p text:style-name="DefBody">Delete a file from disk.</text:p>
      <text:p text:style-name="DefStart"><text:alphabetical-index-mark text:string-value="FILE_CREATOR, 5-"/>FILE-CREATOR <text:s/>( var-addr -- , holds current creator )</text:p>
      <text:p text:style-name="DefBody">This is used by <text:s/>NEW FOPEN. <text:s/>It is reset to 'HMSL' after use.</text:p>
      <text:p text:style-name="DefStart"><text:alphabetical-index-mark text:string-value="FILE_TYPE, 5-"/>FILE-TYPE <text:s/>( var-addr -- , holds current type )</text:p>
      <text:p text:style-name="DefBody">This is used by SFGETFILE and FOPEN. <text:s/>It is reset to 'TEXT' after use. See SFGETFILE.</text:p>
      <text:p text:style-name="DefStart"><text:alphabetical-index-mark text:string-value="FLUSHVOL, 5-"/>FLUSHVOL <text:s/>( vRefNum -- )</text:p>
      <text:p text:style-name="DefBody">See FFLUSH.</text:p>
      <text:p text:style-name="DefStart"><text:span text:style-name="T11">.ASK.PUT, 5-</text:span><text:span text:style-name="T12">;</text:span><text:alphabetical-index-mark text:string-value="FOPEN.ASK.PUT, 5-"/>FOPEN.ASK.PUT <text:s/>( $origname <text:s/>x y $prompt -- $filename fileid true | 0)</text:p>
      <text:p text:style-name="DefBody">Uses SFPUTFILE to open a file for writing.</text:p>
      <text:p text:style-name="DefStart"><text:alphabetical-index-mark text:string-value="FREWIND, 5-"/>FREWIND <text:s/>( fileid -- oldpos | -1 )</text:p>
      <text:p text:style-name="DefStart"><text:alphabetical-index-mark text:string-value="FREWIND, 5-"/>FSOURCE<text:s/>( -- var-addr , see FEXPECT )</text:p>
      <text:p text:style-name="DefStart"><text:alphabetical-index-mark text:string-value="FREWIND, 5-"/>FTRUNCATE <text:s/>( fileid -- )</text:p>
      <text:p text:style-name="DefBody">This writes an EOF (end of file) at the current position. <text:s/>If you want to reduce the size of a file, you must call this to avoid having junk left at the end of the file.</text:p>
      <text:p text:style-name="DefStart"><text:span text:style-name="T13">.MAC.ERROR</text:span><text:span text:style-name="T14">, 5-</text:span><text:span text:style-name="T15">;</text:span><text:alphabetical-index-mark text:string-value="REPORT.MAC.ERROR, 5-"/>REPORT.MAC.ERROR <text:s/>( error# <text:s/>-- <text:s/>, try -35 )</text:p>
      <text:p text:style-name="DefBody"><text:alphabetical-index-mark text:string-value="Error report, Mac, 5-"/>Print a message corresponding to the given Macintosh error number.</text:p>
      <text:p text:style-name="DefStart"><text:alphabetical-index-mark text:string-value="SFGETFILE, 5-"/>SFGETFILE <text:s/>( -- $filename vrefnum true | false )</text:p>
      <text:p text:style-name="DefBody">SFGETFILE, 5-<text:alphabetical-index-mark text:string-value="File type, SFGETFILE, 5-"/>Puts up a standard file open dialog to allow the user to select a file in a familiar manner. <text:s/>(Making this a standard system call is the smartest thing Apple ever did!) <text:s/>Uses FILE-TYPE and FILE-CREATOR to select the desired file type. <text:s/>For example:</text:p>
      <text:p text:style-name="DefBody">" Midi" <text:s/>1+ <text:s/>ODD@ <text:s/>FILE-TYPE <text:s/>! <text:s text:c="2"/>SFGETFILE</text:p>
      <text:p text:style-name="DefBody">Try this then look in the Pieces folder and the MIDIFiles folder.</text:p>
      <text:p text:style-name="DefStart"><text:alphabetical-index-mark text:string-value="SFPUTFILE, 5-"/>SFPUTFILE ( $origname x y $prompt -- $filename vRefNum true | 0 )</text:p>
      <text:p text:style-name="DefBody">Puts up a standard dialog for creating a new file. <text:s/>Uses FILE-TYPE and FILE-CREATOR. <text:s/>For example:</text:p>
      <text:p text:style-name="Forth">: ASK.FILE <text:s/>( $filename vRefNum true | 0 )</text:p>
      <text:p text:style-name="Forth"><text:tab/>" Untitled" <text:s/>50 30</text:p>
      <text:p text:style-name="Forth"><text:tab/>" Name to save data as..." <text:s/>SFPUTFILE</text:p>
      <text:p text:style-name="Forth">;</text:p>
      <text:h text:style-name="Heading2" text:outline-level="2">File Dialogs</text:h>
      <text:p text:style-name="tx">To simplify the task of writing interactive application on both machines, we have provided host independant file open dialogs. <text:s/>The Macintosh version uses the SFGETFILE and SFPUTFILE dialogs from above. <text:s/>The Amiga version will use the ARP or REQ library.</text:p>
      <text:p text:style-name="DefStart"><text:span text:style-name="T16">.GET.FILE</text:span><text:span text:style-name="T17">, 5-</text:span><text:span text:style-name="T18">;</text:span><text:alphabetical-index-mark text:string-value="DIALOG.GET.FILE, 5-"/>DIALOG.GET.FILE <text:s/>( $prompt -- $filename file-refnum true | 0 )</text:p>
      <text:p text:style-name="DefBody">Ask the user to select a file by putting up a dialog box, then opens it. <text:s/>This is intended for Opening or Loading operations. <text:s/>If the user selects CANCEL, then it will return 0. <text:s/></text:p>
      <text:p text:style-name="DefStart"><text:span text:style-name="T19">.PUT.FILE</text:span><text:span text:style-name="T20">, 5-</text:span><text:span text:style-name="T21">;</text:span><text:alphabetical-index-mark text:string-value="DIALOG.PUT.FILE, 5-"/>DIALOG.PUT.FILE ( $original $prompt -- $fname refnum true | 0 )</text:p>
      <text:p text:style-name="DefBody">Puts up a dialog box that prompts the user and suggests a default filename. <text:s/>"Untitled" is a good default name. <text:s/>It then creates and opens a file for output or saving.</text:p>
      <text:h text:style-name="Heading2" text:outline-level="2">Logging to Files <text:s/></text:h>
      <text:p text:style-name="tx">The output of HForth can be made to echo to a file as well as the keyboard by changing the deferred word TYPE. <text:s/>This is useful for generating records of your work, <text:s/>dumping memory to a file for later analysis, etc. <text:s/>If you are trying to generate formatted data<text:s/>files, you can get the code to work properly on the screen first. <text:s/>Then just log your output to a file.<text:s/></text:p>
      <text:p text:style-name="DefStart"><text:alphabetical-index-mark text:string-value="$LOGTO, 5-"/>$LOGTO <text:s/>( $filename -- , Send copy of output to file.) <text:s/></text:p>
      <text:p text:style-name="DefStart"><text:alphabetical-index-mark text:string-value="LOGTO, 5-"/>LOGTO <text:s/>( &lt;filename&gt; -- , Get filename and pass to $LOGTO) <text:s/></text:p>
      <text:p text:style-name="DefStart">LOGSTOP <text:s/>( -- , Temporarily stop echoing. ) <text:s text:c="2"/></text:p>
      <text:p text:style-name="DefStart">LOGSTART <text:s/>( -- , Continue echoing, used after LOGSTOP ) <text:s/></text:p>
      <text:p text:style-name="DefStart">LOGEND <text:s/>( -- , Stop echoing, close file opened by LOGTO )</text:p>
      <text:p text:style-name="tx">As an example, if you want to dump some memory and have it saved, enter the following: <text:s/></text:p>
      <text:p text:style-name="Forth">LOGTO<text:s/>SAVEDUMP</text:p>
      <text:p text:style-name="Forth">1000 200 DUMP<text:s/></text:p>
      <text:p text:style-name="Forth">LOGEND<text:s/></text:p>
      <text:h text:style-name="Heading3" text:outline-level="3">File Transfer Between Mac and Amiga</text:h>
      <text:p text:style-name="tx"><text:alphabetical-index-mark text:string-value="File transfer, 5-"/>See the main manual for a description of the MIDI File Transfer Utility, a way to transfer files between the Macintosh and Amiga using a MIDI interface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New York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border-top="none" fo:border-left="none" fo:border-bottom="0.0208in solid #000000" fo:border-right="none" fo:padding="0in" style:shadow="none" fo:text-align="center" fo:margin-top="0.0277in" fo:margin-bottom="0.1388in"/>
      <style:text-properties style:font-name="Helvetica" style:font-name-complex="Helvetica" fo:font-weight="bold" style:font-weight-asian="bold" fo:font-size="18pt" style:font-size-asian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388in" fo:margin-bottom="0.1388in"/>
      <style:text-properties style:font-name="Helvetica" style:font-name-complex="Helvetica" fo:font-weight="bold" style:font-weight-asian="bold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0694in" fo:margin-bottom="0.0833in"/>
      <style:text-properties style:font-name="Helvetica" style:font-name-complex="Helvetica" fo:font-weight="bold" style:font-weight-asian="bold" fo:font-size="10pt" style:font-size-asian="10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left="0.5in">
        <style:tab-stops/>
      </style:paragraph-properties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TOC3" style:display-name="TOC 3" style:family="paragraph" style:parent-style-name="Normal" style:next-style-name="Normal">
      <style:paragraph-properties fo:margin-left="1in" fo:margin-right="0.5in">
        <style:tab-stops>
          <style:tab-stop style:type="left" style:leader-style="dotted" style:leader-text="." style:position="4.75in"/>
          <style:tab-stop style:type="right" style:position="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5in" fo:margin-right="0.5in">
        <style:tab-stops>
          <style:tab-stop style:type="left" style:leader-style="dotted" style:leader-text="." style:position="5.25in"/>
          <style:tab-stop style:type="right" style:position="5.5in"/>
        </style:tab-stops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right="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hyphenate="false"/>
    </style:style>
    <style:style style:name="Index7" style:display-name="Index 7" style:family="paragraph" style:parent-style-name="Normal" style:next-style-name="Normal">
      <style:paragraph-properties fo:margin-left="1.5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>
      <style:paragraph-properties fo:margin-left="1.25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>
      <style:paragraph-properties fo:margin-left="1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>
      <style:paragraph-properties fo:margin-left="0.75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>
      <style:paragraph-properties fo:margin-left="0.5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>
      <style:paragraph-properties fo:margin-left="0.25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>
      <style:text-properties fo:hyphenate="false"/>
    </style:style>
    <style:style style:name="LineNumber" style:display-name="Line Numbe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37.5% 100%" fo:font-size="8pt" style:font-size-asian="8pt" style:font-size-complex="8pt"/>
    </style:style>
    <style:style style:name="FootnoteText" style:display-name="Footnote Text" style:family="paragraph" style:parent-style-name="Normal">
      <style:text-properties fo:font-size="10pt" style:font-size-asian="10pt" fo:hyphenate="false"/>
    </style:style>
    <style:style style:name="PageNumber" style:display-name="Page Number" style:family="text" style:parent-style-name="DefaultParagraphFont"/>
    <style:style style:name="code" style:display-name="code" style:family="paragraph" style:parent-style-name="Normal">
      <style:paragraph-properties fo:margin-bottom="0.055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</style:tab-stops>
      </style:paragraph-properties>
      <style:text-properties style:font-name="Courier" style:font-name-complex="Courier" fo:font-size="10pt" style:font-size-asian="10pt" fo:hyphenate="false"/>
    </style:style>
    <style:style style:name="tx" style:display-name="tx" style:family="paragraph" style:parent-style-name="Normal">
      <style:paragraph-properties fo:margin-top="0.0277in" fo:margin-bottom="0.0555in" fo:margin-left="0.25in">
        <style:tab-stops/>
      </style:paragraph-properties>
      <style:text-properties style:font-name="Times" style:font-name-complex="Times" fo:font-size="10pt" style:font-size-asian="10pt" fo:hyphenate="false"/>
    </style:style>
    <style:style style:name="Forth" style:display-name="Forth" style:family="paragraph" style:parent-style-name="Normal">
      <style:paragraph-properties fo:margin-bottom="0.0277in"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DefStart" style:display-name="DefStart" style:family="paragraph" style:parent-style-name="Normal" style:next-style-name="DefBody">
      <style:paragraph-properties fo:keep-with-next="always"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DefBody" style:display-name="DefBody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DefCode" style:display-name="DefCode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RelWords" style:display-name="RelWords" style:family="paragraph">
      <style:paragraph-properties fo:margin-top="0.0555in" fo:margin-bottom="0.0555in" fo:margin-left="0.375in">
        <style:tab-stops/>
      </style:paragraph-properties>
      <style:text-properties style:font-name="Courier" style:font-name-complex="Courier" fo:hyphenate="false"/>
    </style:style>
    <style:style style:name="GlosStart" style:display-name="GlosStart" style:family="paragraph" style:parent-style-name="Normal">
      <style:paragraph-properties fo:keep-with-next="always" fo:border-top="0.0104in solid #000000" fo:border-left="none" fo:border-bottom="none" fo:border-right="none" fo:padding="0in" style:shadow="none" fo:margin-top="0.0833in" fo:margin-bottom="0.0555in" fo:margin-right="-0.5in"/>
      <style:text-properties style:font-name="Courier" style:font-name-complex="Courier" fo:font-weight="bold" style:font-weight-asian="bold" fo:hyphenate="false"/>
    </style:style>
    <style:style style:name="GlosBody" style:display-name="GlosBody" style:family="paragraph" style:parent-style-name="DefBody">
      <style:paragraph-properties fo:margin-top="0.0555in"/>
      <style:text-properties style:font-name="New York" style:font-name-complex="New York" fo:hyphenate="false"/>
    </style:style>
    <style:style style:name="GlosCode" style:display-name="GlosCode" style:family="paragraph" style:parent-style-name="DefCode">
      <style:text-properties fo:hyphenate="false"/>
    </style:style>
    <style:style style:name="NumPar" style:display-name="NumPar" style:family="paragraph">
      <style:paragraph-properties fo:margin-top="0.0277in" fo:margin-bottom="0.0555in" fo:margin-left="0.4375in" fo:text-indent="-0.1875in">
        <style:tab-stops/>
      </style:paragraph-properties>
      <style:text-properties style:font-name="Times" style:font-name-complex="Times" fo:hyphenate="false"/>
    </style:style>
    <style:style style:name="test" style:display-name="test" style:family="paragraph" style:parent-style-name="Normal">
      <style:text-properties fo:hyphenate="false"/>
    </style:style>
    <style:style style:name="methodtableentry" style:display-name="methodtableentry" style:family="paragraph" style:parent-style-name="Normal">
      <style:paragraph-properties fo:margin-bottom="0.0555in">
        <style:tab-stops>
          <style:tab-stop style:type="right" style:position="0.25in"/>
          <style:tab-stop style:type="left" style:position="0.375in"/>
        </style:tab-stops>
      </style:paragraph-properties>
      <style:text-properties style:font-name="Courier" style:font-name-complex="Courier" fo:font-size="10pt" style:font-size-asian="10pt" fo:hyphenate="false"/>
    </style:style>
    <style:style style:name="NumParBody" style:display-name="NumParBody" style:family="paragraph" style:parent-style-name="NumPar">
      <style:paragraph-properties fo:text-indent="0in"/>
      <style:text-properties fo:hyphenate="false"/>
    </style:style>
    <style:style style:name="declaration" style:display-name="declaration" style:family="paragraph" style:parent-style-name="Normal" style:next-style-name="tx">
      <style:paragraph-properties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chaphead" style:display-name="chaphead" style:family="paragraph" style:parent-style-name="Normal" style:next-style-name="ch2">
      <style:paragraph-properties fo:border-top="none" fo:border-left="none" fo:border-bottom="0.0208in solid #000000" fo:border-right="none" fo:padding="0in" style:shadow="none" fo:text-align="center" fo:margin-top="0.4166in"/>
      <style:text-properties fo:hyphenate="false"/>
    </style:style>
    <style:style style:name="ch2" style:display-name="ch2" style:family="paragraph" style:parent-style-name="Normal" style:next-style-name="Heading1">
      <style:paragraph-properties fo:border-top="none" fo:border-left="none" fo:border-bottom="0.0208in solid #000000" fo:border-right="none" fo:padding="0in" style:shadow="none" fo:text-align="center" fo:margin-top="0.0277in"/>
      <style:text-properties style:font-name="Helvetica" style:font-name-complex="Helvetica" fo:font-weight="bold" style:font-weight-asian="bold" fo:font-size="18pt" style:font-size-asian="18pt" fo:hyphenate="false"/>
    </style:style>
    <style:style style:name="dlafterhead" style:display-name="dl after head" style:family="paragraph" style:parent-style-name="declaration">
      <style:paragraph-properties fo:margin-top="0in"/>
      <style:text-properties fo:hyphenate="false"/>
    </style:style>
    <style:style style:name="definition" style:display-name="definition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methodtable" style:display-name="method table" style:family="paragraph" style:parent-style-name="Normal">
      <style:paragraph-properties fo:keep-with-next="always" fo:margin-bottom="0.0833in">
        <style:tab-stops>
          <style:tab-stop style:type="left" style:position="1.75in"/>
        </style:tab-stops>
      </style:paragraph-properties>
      <style:text-properties style:font-name="Courier" style:font-name-complex="Courier" fo:font-size="9pt" style:font-size-asian="9pt" fo:hyphenate="false"/>
    </style:style>
    <style:style style:name="tablehead" style:display-name="tablehead" style:family="paragraph" style:parent-style-name="methodtable">
      <style:paragraph-properties fo:margin-top="0.1111in"/>
      <style:text-properties style:font-name="Geneva" style:font-name-complex="Geneva" fo:font-weight="bold" style:font-weight-asian="bold" style:text-underline-type="single" style:text-underline-style="solid" style:text-underline-width="auto" style:text-underline-mode="continuous" fo:hyphenate="false"/>
    </style:style>
    <style:style style:name="Tablefoot" style:display-name="Tablefoot" style:family="paragraph" style:parent-style-name="tablehead">
      <style:paragraph-properties fo:keep-with-next="auto" fo:margin-bottom="0.1944in"/>
      <style:text-properties fo:font-weight="normal" style:font-weight-asian="normal" fo:hyphenate="false"/>
    </style:style>
    <style:style style:name="bulletedlist" style:display-name="bulleted list" style:family="paragraph" style:parent-style-name="Normal">
      <style:paragraph-properties fo:margin-bottom="0.0555in" fo:margin-left="0.25in" fo:text-indent="-0.25in">
        <style:tab-stops>
          <style:tab-stop style:type="left" style:position="0in"/>
        </style:tab-stops>
      </style:paragraph-properties>
      <style:text-properties style:font-name="Times" style:font-name-complex="Times" fo:font-size="10pt" style:font-size-asian="10pt" fo:hyphenate="false"/>
    </style:style>
    <style:style style:name="cv" style:display-name="cv" style:family="paragraph" style:parent-style-name="Normal">
      <style:paragraph-properties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bulletexample" style:display-name="bullet example" style:family="paragraph" style:parent-style-name="bulletedlist">
      <style:paragraph-properties fo:text-indent="0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hyphenate="false"/>
    </style:style>
    <style:style style:name="bulletedfollower" style:display-name="bulleted follower" style:family="paragraph" style:parent-style-name="bulletedlist">
      <style:paragraph-properties fo:margin-bottom="0.0833in" fo:text-indent="0in"/>
      <style:text-properties fo:hyphenate="false"/>
    </style:style>
    <style:style style:name="dfcv" style:display-name="dfcv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dfnote" style:display-name="dfnote" style:family="paragraph" style:parent-style-name="definition">
      <style:text-properties style:font-name="Zapf Dingbats" style:font-name-complex="Zapf Dingbats" fo:hyphenate="false"/>
    </style:style>
    <style:style style:name="table3" style:display-name="table3" style:family="paragraph" style:parent-style-name="cv">
      <style:paragraph-properties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3.1875in"/>
        </style:tab-stops>
      </style:paragraph-properties>
      <style:text-properties fo:hyphenate="false"/>
    </style:style>
    <style:style style:name="t3head" style:display-name="t3head" style:family="paragraph" style:parent-style-name="table3">
      <style:paragraph-properties fo:border-top="none" fo:border-left="none" fo:border-bottom="0.0104in solid #000000" fo:border-right="none" fo:padding="0in" style:shadow="none"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" style:display-name="head" style:family="paragraph" style:parent-style-name="Heading3" style:default-outline-level="3">
      <style:text-properties fo:hyphenate="false"/>
    </style:style>
    <style:style style:name="times14point" style:display-name="times 14 point" style:family="paragraph" style:parent-style-name="tx">
      <style:paragraph-properties fo:margin-top="0in" fo:margin-bottom="0.0833in" fo:margin-left="0in">
        <style:tab-stops/>
      </style:paragraph-properties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><text:tab/>File Input and Output<text:tab/>5 -<text:s/><text:page-number style:num-format="1">1</text:page-number></text:p>
      </style:footer>
      <style:footer-left>
        <text:p text:style-name="Footer">5 -<text:s/><text:page-number style:num-format="1">1</text:page-number><text:tab/>File Input and Output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>EZ</meta:initial-creator>
    <dc:creator>EZ</dc:creator>
    <meta:creation-date>2013-07-07T01:14:00Z</meta:creation-date>
    <dc:date>2013-07-07T01:14:00Z</dc:date>
    <meta:template xlink:href="Normal.dotm" xlink:type="simple"/>
    <meta:editing-cycles>2</meta:editing-cycles>
    <meta:editing-duration>PT0S</meta:editing-duration>
    <meta:document-statistic meta:page-count="2" meta:paragraph-count="33" meta:word-count="2499" meta:character-count="16712" meta:row-count="118" meta:non-whitespace-character-count="14246"/>
  </office:meta>
</office:document-meta>
</file>